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15%"/>
    </style:style>
    <style:style style:name="T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6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7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8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9" style:parent-style-name="Normal" style:family="paragraph">
      <style:paragraph-properties fo:margin-bottom="0in" fo:line-height="115%"/>
    </style:style>
    <style:style style:name="T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12" style:parent-style-name="Normal" style:family="paragraph">
      <style:paragraph-properties fo:margin-bottom="0in" fo:line-height="115%"/>
    </style:style>
    <style:style style:name="T1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16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17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18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19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0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1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2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3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4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5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6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7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28" style:parent-style-name="Normal" style:family="paragraph">
      <style:paragraph-properties fo:margin-bottom="0in" fo:line-height="115%"/>
    </style:style>
    <style:style style:name="T2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3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2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33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34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35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36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37" style:parent-style-name="Normal" style:family="paragraph">
      <style:paragraph-properties fo:margin-bottom="0in" fo:line-height="115%"/>
    </style:style>
    <style:style style:name="T3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1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42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43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44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45" style:parent-style-name="Normal" style:family="paragraph">
      <style:paragraph-properties fo:margin-bottom="0in" fo:line-height="115%"/>
    </style:style>
    <style:style style:name="T4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48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49" style:parent-style-name="Normal" style:family="paragraph">
      <style:paragraph-properties fo:margin-bottom="0in" fo:line-height="115%"/>
    </style:style>
    <style:style style:name="T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1" style:parent-style-name="DefaultParagraphFon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P52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3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4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5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6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7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8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59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0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1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2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3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4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5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6" style:parent-style-name="Normal" style:family="paragraph">
      <style:paragraph-properties fo:margin-bottom="0in" fo:line-height="115%"/>
      <style:text-properties style:font-name="Courier New" style:font-name-complex="Courier New" fo:font-size="10pt" style:font-size-asian="10pt" style:font-size-complex="10pt"/>
    </style:style>
    <style:style style:name="P67" style:parent-style-name="Normal" style:family="paragraph">
      <style:paragraph-properties fo:margin-bottom="0in" fo:line-height="115%"/>
    </style:style>
    <style:style style:name="T68" style:parent-style-name="DefaultParagraphFont" style:family="text">
      <style:text-properties style:font-name="Courier New" style:font-name-complex="Courier New" fo:font-size="10pt" style:font-size-asian="10pt" style:font-size-complex="10pt"/>
    </style:style>
  </office:automatic-styles>
  <office:body>
    <office:text text:use-soft-page-breaks="true">
      <text:p text:style-name="P1"><text:span text:style-name="T2">E:\AbUniv\</text:span><text:span text:style-name="T3">GlblEcosseSiteSpecSv</text:span><text:span text:style-name="T4">&gt;grep -n hwsd <text:s/></text:span><text:span text:style-name="T5">glbl_ecsse_high_level_fns.py</text:span></text:p>
      <text:p text:style-name="P6">17:from hwsd_bil import HWSD_bil</text:p>
      <text:p text:style-name="P7">18:from hwsd_soil_class import HWSD_soil_defn</text:p>
      <text:p text:style-name="P8">25:from glbl_ecsse_low_level_fns import Cell_hwsd_data_frame</text:p>
      <text:p text:style-name="P9"><text:span text:style-name="T10">75: <text:s text:c="3"/></text:span><text:span text:style-name="T11">hwsd = HWSD_bil(form.lgr, form.setup['hwsd_dir'])</text:span></text:p>
      <text:p text:style-name="P12"><text:span text:style-name="T13">160: <text:s text:c="11"/></text:span><text:span text:style-name="T14">nrows_read <text:s text:c="5"/>= hwsd.read_bbox_mu_globals(form.setup['bbox']</text:span><text:span text:style-name="T15">) <text:s text:c="2"/># create grid of MU_GLOBAL values</text:span></text:p>
      <text:p text:style-name="P16">161: <text:s text:c="11"/>mu_global_pairs = hwsd.get_mu_globals_dict() <text:s text:c="3"/># retrieve dictionary of mu_globals and number of occurrences</text:p>
      <text:p text:style-name="P17">165: <text:s text:c="11"/>cell_hwsd_df <text:s text:c="3"/>= Cell_hwsd_data_frame(form.lgr, hwsd) <text:s/># create data frame for cell</text:p>
      <text:p text:style-name="P18">166: <text:s text:c="11"/>soil_recs <text:s text:c="6"/>= hwsd.get_soil_recs(mu_global_pairs) <text:s text:c="11"/># create soil records - updates bad_muglobals</text:p>
      <text:p text:style-name="P19">171: <text:s text:c="11"/>soil_defn.populate(lat, lon, area, cell_hwsd_df, mu_global_pairs, soil_recs)</text:p>
      <text:p text:style-name="P20">219: <text:s text:c="15"/>ret_code = soil_defn.simplify_soil_defn(use_dom_soil_flag, use_high_cover_flag, hwsd.bad_muglobals)</text:p>
      <text:p text:style-name="P21">229: <text:s text:c="11"/>last_time = update_progress(last_time, ncompleted, nskipped, ntotal_grow, ngrowing, nno_grow, hwsd)</text:p>
      <text:p text:style-name="P22">249: <text:s text:c="3"/>if len(hwsd.bad_muglobals) &gt; 0:</text:p>
      <text:p text:style-name="P23">250: <text:s text:c="7"/>print('Bad mu globals: {}'.format(hwsd.bad_muglobals))</text:p>
      <text:p text:style-name="P24"/>
      <text:p text:style-name="P25">leeds_operations_funcs.py:24:import hwsd_bil</text:p>
      <text:p text:style-name="P26">leeds_operations_funcs.py:95: <text:s text:c="11"/># this should not happen - see validate in hwsd_bil.py</text:p>
      <text:p text:style-name="P27">leeds_operations_funcs.py:138:def process_hwsd_extraction(form):</text:p>
      <text:p text:style-name="P28"><text:span text:style-name="T29">leeds_operations_funcs.py:193: <text:s text:c="3"/>hwsd =<text:s/></text:span><text:span text:style-name="T30">hwsd_bil.HWSD_bil</text:span><text:span text:style-name="T31">(form.lgr, form.hwsd_dir)</text:span></text:p>
      <text:p text:style-name="P32">leeds_operations_funcs.py:237: <text:s text:c="7"/>nrows_read = hwsd.read_bbox_mu_globals(bbox)</text:p>
      <text:p text:style-name="P33">leeds_operations_funcs.py:238: <text:s text:c="7"/>mu_globals_dict = hwsd.get_mu_globals_dict()</text:p>
      <text:p text:style-name="P34">leeds_operations_funcs.py:256: <text:s text:c="7"/>soil_recs = hwsd.get_soil_recs(sorted(mu_globals_dict.keys())) <text:s/># bad_muglobals is setup from here</text:p>
      <text:p text:style-name="P35">leeds_operations_funcs.py:260: <text:s text:c="7"/>for mu_global in hwsd.bad_muglobals:</text:p>
      <text:p text:style-name="P36"/>
      <text:p text:style-name="P37"><text:span text:style-name="T38">E:\AbUniv\</text:span><text:span text:style-name="T39">GlblEcosseVer2</text:span><text:span text:style-name="T40">&gt;grep -n hwsd <text:s/></text:span><text:span text:style-name="T41">glbl_ecsse_high_level_fns.py</text:span></text:p>
      <text:p text:style-name="P42">3:# Name: <text:s text:c="7"/>hwsd_glblecsse_fns.py</text:p>
      <text:p text:style-name="P43">27:import hwsd_bil</text:p>
      <text:p text:style-name="P44">28:from hwsd_mu_globals_fns import gen_grid_cells_for_band</text:p>
      <text:p text:style-name="P45"><text:span text:style-name="T46">136: <text:s text:c="3"/></text:span><text:span text:style-name="T47">hwsd = hwsd_bil.HWSD_bil(form)</text:span></text:p>
      <text:p text:style-name="P48">139: <text:s text:c="3"/>calculate_grid_cell(form, hwsd.granularity)</text:p>
      <text:p text:style-name="P49"><text:span text:style-name="T50">144: <text:s text:c="3"/>nvals_read =<text:s/></text:span><text:span text:style-name="T51">hwsd.read_bbox_hwsd_mu_globals(bbox, form.hwsd_mu_globals, form.req_resol_upscale)</text:span></text:p>
      <text:p text:style-name="P52">147: <text:s text:c="3"/>mu_globals = hwsd.get_mu_globals_dict()</text:p>
      <text:p text:style-name="P53">153: <text:s text:c="9"/>'\n\tnumber of unique mu_globals: {}'.format(nvals_read, hwsd.nlats, hwsd.nlons, len(mu_globals))</text:p>
      <text:p text:style-name="P54">157: <text:s text:c="3"/>hwsd.bad_muglobals = form.hwsd_mu_globals.bad_mu_globals</text:p>
      <text:p text:style-name="P55">158: <text:s text:c="3"/>aoi_res, bbox = gen_grid_cells_for_band(hwsd, form.req_resol_upscale)</text:p>
      <text:p text:style-name="P56">181: <text:s text:c="3"/>aoi_indices_fut, aoi_indices_hist = climgen.genLocalGrid(bbox, hwsd, snglPntFlag, num_band)</text:p>
      <text:p text:style-name="P57">272: <text:s text:c="3"/>if form.hwsd_mu_globals == None:</text:p>
      <text:p text:style-name="P58">293: <text:s text:c="3"/>lat_ll_aoi = form.hwsd_mu_globals.lat_ll_aoi</text:p>
      <text:p text:style-name="P59">294: <text:s text:c="3"/>lon_ll_aoi = form.hwsd_mu_globals.lon_ll_aoi</text:p>
      <text:soft-page-break/>
      <text:p text:style-name="P60">295: <text:s text:c="3"/>lat_ur_aoi = form.hwsd_mu_globals.lat_ur_aoi</text:p>
      <text:p text:style-name="P61">296: <text:s text:c="3"/>lon_ur_aoi = form.hwsd_mu_globals.lon_ur_aoi</text:p>
      <text:p text:style-name="P62">347: <text:s text:c="3"/>hwsd = hwsd_bil.HWSD_bil(form)</text:p>
      <text:p text:style-name="P63">348: <text:s text:c="3"/>soil_recs = hwsd.get_soil_recs(form.hwsd_mu_globals.mu_global_list) <text:s/># list is already sorted</text:p>
      <text:p text:style-name="P64">349: <text:s text:c="3"/>form.hwsd_mu_globals.soil_recs = _simplify_soil_recs(soil_recs, use_dom_soil_flag)</text:p>
      <text:p text:style-name="P65">350: <text:s text:c="3"/>form.hwsd_mu_globals.bad_mu_globals = [0] + <text:s/>hwsd.bad_muglobals</text:p>
      <text:p text:style-name="P66">351: <text:s text:c="3"/>del(hwsd); del(soil_recs)</text:p>
      <text:p text:style-name="P67"><text:span text:style-name="T68">370: <text:s text:c="7"/>if lat_ll_new &gt; form.hwsd_mu_globals.lat_ur_aoi or num_band &lt; start_at_band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0-08-30T12:47:00Z</meta:creation-date>
    <dc:date>2020-08-30T13:18:00Z</dc:date>
    <meta:template xlink:href="Normal.dotm" xlink:type="simple"/>
    <meta:editing-cycles>2</meta:editing-cycles>
    <meta:editing-duration>PT1860S</meta:editing-duration>
    <meta:document-statistic meta:page-count="2" meta:paragraph-count="6" meta:word-count="494" meta:character-count="3304" meta:row-count="23" meta:non-whitespace-character-count="2816"/>
  </office:meta>
</office:document-meta>
</file>